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57" table:default-cell-style-name="ce3"/>
        <table:table-column table:style-name="co1" table:default-cell-style-name="ce2"/>
        <table:table-column table:style-name="co1" table:number-columns-repeated="966" table:default-cell-style-name="ce3"/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4"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9" table:style-name="ce4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9" table:style-name="ce4" office:value-type="float" office:value="0">
            <text:p>0</text:p>
          </table:table-cell>
          <table:table-cell table:number-columns-repeated="11" table:style-name="ce1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0" table:style-name="ce1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9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27" table:style-name="ce4" office:value-type="float" office:value="0">
            <text:p>0</text:p>
          </table:table-cell>
          <table:table-cell table:number-columns-repeated="11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7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22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6" table:style-name="ce1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4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" table:style-name="ce1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4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number-columns-repeated="9"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6" table:style-name="ce1" office:value-type="float" office:value="1">
            <text:p>1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5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7" table:style-name="ce1" office:value-type="float" office:value="1">
            <text:p>1</text:p>
          </table:table-cell>
          <table:table-cell table:number-columns-repeated="27" table:style-name="ce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number-columns-repeated="8"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number-columns-repeated="17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6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6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number-columns-repeated="27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7" table:style-name="ce1" office:value-type="float" office:value="1">
            <text:p>1</text:p>
          </table:table-cell>
          <table:table-cell table:number-columns-repeated="31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5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6" table:style-name="ce1" office:value-type="float" office:value="1">
            <text:p>1</text:p>
          </table:table-cell>
          <table:table-cell table:number-columns-repeated="38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4" table:style-name="ce1" office:value-type="float" office:value="1">
            <text:p>1</text:p>
          </table:table-cell>
          <table:table-cell table:number-columns-repeated="36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" table:style-name="ce4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5"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17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4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15" table:style-name="ce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number-columns-repeated="5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number-columns-repeated="20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13" table:style-name="ce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6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4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8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15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19"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2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number-columns-repeated="5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table:number-columns-repeated="12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22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float" office:value="1">
            <text:p>1</text:p>
          </table:table-cell>
          <table:table-cell table:number-columns-repeated="39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5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4" table:style-name="ce1" office:value-type="float" office:value="1">
            <text:p>1</text:p>
          </table:table-cell>
          <table:table-cell table:number-columns-repeated="34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6"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" table:style-name="ce1" office:value-type="float" office:value="1">
            <text:p>1</text:p>
          </table:table-cell>
          <table:table-cell table:number-columns-repeated="36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7" table:style-name="ce1" office:value-type="float" office:value="1">
            <text:p>1</text:p>
          </table:table-cell>
          <table:table-cell table:number-columns-repeated="33" table:style-name="ce4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9" table:style-name="ce1" office:value-type="float" office:value="1">
            <text:p>1</text:p>
          </table:table-cell>
          <table:table-cell table:number-columns-repeated="17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3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float" office:value="1">
            <text:p>1</text:p>
          </table:table-cell>
          <table:table-cell table:number-columns-repeated="25"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5" table:style-name="ce1" office:value-type="float" office:value="1">
            <text:p>1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11" table:style-name="ce1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7" table:style-name="ce1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57" table:style-name="ce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2" table:number-columns-repeated="57"/>
          <table:table-cell/>
          <table:table-cell table:style-name="ce2" table:number-columns-repeated="96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.06.2022</text:date>, <text:time>23:0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ünther</meta:initial-creator>
    <meta:creation-date>2022-06-28T22:01:46.29</meta:creation-date>
    <dc:date>2022-06-28T23:08:22.87</dc:date>
    <dc:creator>Sebastian Günther</dc:creator>
    <meta:editing-duration>PT5M34S</meta:editing-duration>
    <meta:editing-cycles>1</meta:editing-cycles>
    <meta:document-statistic meta:table-count="3" meta:cell-count="2280" meta:object-count="0"/>
    <meta:generator>OpenOffice/4.1.8$Win32 OpenOffice.org_project/418m3$Build-9803</meta:generator>
  </office:meta>
</office:document-meta>
</file>